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285in" fo:margin-left="0in" fo:margin-top="0in" fo:margin-bottom="0in" table:align="left"/>
    </style:style>
    <style:style style:name="Table1.A" style:family="table-column">
      <style:table-column-properties style:column-width="1.534in"/>
    </style:style>
    <style:style style:name="Table1.B" style:family="table-column">
      <style:table-column-properties style:column-width="1.6597in"/>
    </style:style>
    <style:style style:name="Table1.C" style:family="table-column">
      <style:table-column-properties style:column-width="1.7014in"/>
    </style:style>
    <style:style style:name="Table1.D" style:family="table-column">
      <style:table-column-properties style:column-width="1.7326in"/>
    </style:style>
    <style:style style:name="Table1.1" style:family="table-row">
      <style:table-row-properties style:min-row-height="0.3576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3" style:family="table-row">
      <style:table-row-properties style:min-row-height="0.5451in" fo:keep-together="auto"/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5.6875in" fo:margin-left="0in" fo:margin-top="0in" fo:margin-bottom="0in" table:align="left"/>
    </style:style>
    <style:style style:name="Table13.A" style:family="table-column">
      <style:table-column-properties style:column-width="1.8222in"/>
    </style:style>
    <style:style style:name="Table13.B" style:family="table-column">
      <style:table-column-properties style:column-width="3.8646in"/>
    </style:style>
    <style:style style:name="Table13.1" style:family="table-row">
      <style:table-row-properties style:min-row-height="0.3576in" fo:keep-together="auto"/>
    </style:style>
    <style:style style:name="Table13.A1" style:family="table-cell">
      <style:table-cell-properties style:vertical-align="" fo:padding="0.0694in" fo:border="0.5pt solid #000000"/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fo:break-before="auto" fo:break-after="auto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fo:break-before="auto" fo:break-after="auto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6944in" fo:margin-left="0in" fo:margin-top="0in" fo:margin-bottom="0in" fo:break-before="auto" fo:break-after="auto" table:align="left"/>
    </style:style>
    <style:style style:name="Table33.A" style:family="table-column">
      <style:table-column-properties style:column-width="6.6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7" style:family="table">
      <style:table-properties style:width="6.6944in" fo:margin-left="0in" fo:margin-top="0in" fo:margin-bottom="0in" fo:break-before="auto" fo:break-after="auto" table:align="left"/>
    </style:style>
    <style:style style:name="Table37.A" style:family="table-column">
      <style:table-column-properties style:column-width="6.6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8" style:family="table">
      <style:table-properties style:width="6.6944in" fo:margin-left="0in" fo:margin-top="0in" fo:margin-bottom="0in" fo:break-before="auto" fo:break-after="auto" table:align="left"/>
    </style:style>
    <style:style style:name="Table38.A" style:family="table-column">
      <style:table-column-properties style:column-width="6.694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9" style:family="table">
      <style:table-properties style:width="6.6944in" fo:margin-left="0in" fo:margin-top="0in" fo:margin-bottom="0in" fo:break-before="auto" fo:break-after="auto" table:align="left"/>
    </style:style>
    <style:style style:name="Table39.A" style:family="table-column">
      <style:table-column-properties style:column-width="6.6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0" style:family="table">
      <style:table-properties style:width="6.6944in" fo:margin-left="0in" fo:margin-top="0in" fo:margin-bottom="0in" fo:break-before="auto" fo:break-after="auto" table:align="left"/>
    </style:style>
    <style:style style:name="Table40.A" style:family="table-column">
      <style:table-column-properties style:column-width="6.6944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1" style:family="table">
      <style:table-properties style:width="6.6944in" fo:margin-left="0in" fo:margin-top="0in" fo:margin-bottom="0in" fo:break-before="auto" fo:break-after="auto" table:align="left"/>
    </style:style>
    <style:style style:name="Table41.A" style:family="table-column">
      <style:table-column-properties style:column-width="6.6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margin-top="0.25in" fo:margin-bottom="0.0555in" loext:contextual-spacing="false" fo:line-height="100%" fo:text-indent="0in" style:auto-text-indent="false" fo:keep-with-next="auto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 style:list-style-name="WWNum14">
      <style:paragraph-properties fo:margin-left="1in" fo:margin-right="0in" fo:text-indent="-0.25in" style:auto-text-indent="false"/>
    </style:style>
    <style:style style:name="P44" style:family="paragraph" style:parent-style-name="Standard" style:list-style-name="WWNum7">
      <style:paragraph-properties fo:margin-left="1in" fo:margin-right="0in" fo:text-indent="-0.25in" style:auto-text-indent="false"/>
    </style:style>
    <style:style style:name="P45" style:family="paragraph" style:parent-style-name="Standard">
      <style:paragraph-properties fo:margin-left="0.5in" fo:margin-right="0in" fo:text-indent="0in" style:auto-text-indent="false"/>
    </style:style>
    <style:style style:name="P4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color="#0086b3" style:font-name="Consolas" fo:background-color="#f8f8f8" loext:char-shading-value="0" style:font-name-asian="Consolas1" style:font-name-complex="Consolas1"/>
    </style:style>
    <style:style style:name="T16" style:family="text">
      <style:text-properties fo:color="#333333" style:font-name="Consolas" fo:background-color="#f8f8f8" loext:char-shading-value="0" style:font-name-asian="Consolas1" style:font-name-complex="Consolas1"/>
    </style:style>
    <style:style style:name="T17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008080" style:font-name="Consolas" fo:background-color="#f8f8f8" loext:char-shading-value="0" style:font-name-asian="Consolas1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 text:name="_aczyuw2yex2w"/><text:span text:style-name="T1">Desarrollo de Interfaces</text:span><text:span text:style-name="T2"><text:line-break/></text:span><text:span text:style-name="T3">Unidad 02. Introducción a Flutter y Dart</text:span></text:p>
      <text:p text:style-name="P2"><draw:frame draw:style-name="fr1" draw:name="image1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Julio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3"><text:span text:style-name="T8"><text:s/>📖 </text:span><text:span text:style-name="T9">Importante</text:span></text:p>
      <text:p text:style-name="P14"/>
      <text:p text:style-name="P13"><text:span text:style-name="T8"><text:s/>❕ </text:span><text:span text:style-name="T9">Atención</text:span></text:p>
      <text:p text:style-name="P14"><text:s/></text:p>
      <text:p text:style-name="P13"><text:span text:style-name="T8"><text:s/>💬</text:span> <text:span text:style-name="T9">Interesante</text:span></text:p>
      <text:p text:style-name="P15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8"><text:a xlink:type="simple" xlink:href="#_4i7dfnou906" text:style-name="Index_20_Link" text:visited-style-name="Index_20_Link"><text:span text:style-name="T13">1. Introducción a Flutter y Dart<text:tab/>3</text:span></text:a></text:p>
          <text:p text:style-name="P18"><text:a xlink:type="simple" xlink:href="#_lhef2njw1i2t" text:style-name="Index_20_Link" text:visited-style-name="Index_20_Link"><text:span text:style-name="T13">2. Instalación de Flutter y Configuración del Entorno<text:tab/>4</text:span></text:a></text:p>
          <text:p text:style-name="P18"><text:a xlink:type="simple" xlink:href="#_cs4fncpkncuz" text:style-name="Index_20_Link" text:visited-style-name="Index_20_Link"><text:span text:style-name="T13">3. Introducción a Dart<text:tab/>4</text:span></text:a></text:p>
          <text:p text:style-name="P18"><text:a xlink:type="simple" xlink:href="#_g90z6aqmhac0" text:style-name="Index_20_Link" text:visited-style-name="Index_20_Link"><text:span text:style-name="T13">4. Estructura básica de una app Flutter y widgets fundamentales<text:tab/>6</text:span></text:a></text:p>
          <text:p text:style-name="P18"><text:a xlink:type="simple" xlink:href="#_onziesroi5ci" text:style-name="Index_20_Link" text:visited-style-name="Index_20_Link"><text:span text:style-name="T13">5. Widgets de Disposición (Layout) en Flutter<text:tab/>8</text:span></text:a></text:p>
          <text:p text:style-name="P18"><text:a xlink:type="simple" xlink:href="#_330l3mh01xnx" text:style-name="Index_20_Link" text:visited-style-name="Index_20_Link"><text:span text:style-name="T13">6. Navegación entre pantallas en Flutter<text:tab/>10</text:span></text:a></text:p>
          <text:p text:style-name="P18"><text:a xlink:type="simple" xlink:href="#_ashbnt88rgnc" text:style-name="Index_20_Link" text:visited-style-name="Index_20_Link"><text:span text:style-name="T13">7. Gestión de Estado en Flutter<text:tab/>13</text:span></text:a></text:p>
          <text:p text:style-name="P18"><text:a xlink:type="simple" xlink:href="#_eck7cgrl0ec5" text:style-name="Index_20_Link" text:visited-style-name="Index_20_Link"><text:span text:style-name="T13">8. Consumo de APIs REST en Flutter con http y modelos en Dart<text:tab/>15</text:span></text:a></text:p>
        </text:index-body>
      </text:table-of-content>
      <text:p text:style-name="P16"/>
      <text:p text:style-name="P16"/>
      <text:p text:style-name="P20"/>
      <text:p text:style-name="P20"/>
      <text:p text:style-name="P20"/>
      <text:p text:style-name="P21"><text:span text:style-name="T11">Unidad 02. Introducción a Flutter y a Dart</text:span></text:p>
      <text:p text:style-name="Heading_20_1"><text:bookmark text:name="_4i7dfnou906"/>1. Introducción a Flutter y Dart</text:p>
      <text:p text:style-name="Standard"><text:span text:style-name="T9">🔷 ¿Qué es Flutter?</text:span></text:p>
      <text:p text:style-name="Standard">Flutter es un framework de desarrollo de UI creado por Google para construir aplicaciones nativas compiladas para móvil, web y escritorio desde una única base de código. Fue lanzado oficialmente en diciembre de 2018 y su lenguaje de programación principal es Dart, también desarrollado por Google.</text:p>
      <text:p text:style-name="Standard">Características clave:</text:p>
      <text:list xml:id="list1292361993" text:style-name="WWNum2">
        <text:list-item>
          <text:p text:style-name="P27">UI declarativa: La interfaz se describe en función del estado actual de la app.</text:p>
        </text:list-item>
        <text:list-item>
          <text:p text:style-name="P27">Renderizado propio: Usa su propio motor gráfico (Skia), no depende de los componentes nativos del sistema operativo.</text:p>
        </text:list-item>
        <text:list-item>
          <text:p text:style-name="P27">Alto rendimiento: Compila a código nativo para ARM, x86 y web.</text:p>
        </text:list-item>
        <text:list-item>
          <text:p text:style-name="P27">Recarga en caliente (Hot Reload): Permite ver los cambios al instante sin reiniciar la aplicación.</text:p>
        </text:list-item>
        <text:list-item>
          <text:p text:style-name="P27">Amplia personalización de UI: Widgets totalmente personalizables y adaptables.</text:p>
        </text:list-item>
      </text:list>
      <text:p text:style-name="Standard"><text:span text:style-name="T9">🔷 Ventajas del desarrollo multiplataforma con Flutter</text:span></text:p>
      <text:list xml:id="list2070202377" text:style-name="WWNum3">
        <text:list-item>
          <text:p text:style-name="P28">Código único para múltiples plataformas: Escribes una sola vez, ejecutas en Android, iOS, Web y Desktop.</text:p>
        </text:list-item>
        <text:list-item>
          <text:p text:style-name="P28">Desarrollo más rápido: Gracias a Hot Reload y al ecosistema bien integrado.</text:p>
        </text:list-item>
        <text:list-item>
          <text:p text:style-name="P28">UI consistente: Al usar su propio motor de renderizado, no depende de las diferencias entre plataformas.</text:p>
        </text:list-item>
        <text:list-item>
          <text:p text:style-name="P28">Comunidad activa y recursos: En constante crecimiento, con miles de paquetes disponibles.</text:p>
        </text:list-item>
        <text:list-item>
          <text:p text:style-name="P28"><text:soft-page-break/>Excelente documentación oficial: Con guías prácticas y detalladas.</text:p>
        </text:list-item>
      </text:list>
      <text:p text:style-name="Standard"><text:span text:style-name="T9">🔷 Flutter vs React Native vs Apps Nativa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<text:span text:style-name="T9">Característica</text:span></text:p>
          </table:table-cell>
          <table:table-cell table:style-name="Table1.A1" office:value-type="string">
            <text:p text:style-name="P26"><text:span text:style-name="T9">Flutter</text:span></text:p>
          </table:table-cell>
          <table:table-cell table:style-name="Table1.A1" office:value-type="string">
            <text:p text:style-name="P26"><text:span text:style-name="T9">React Native</text:span></text:p>
          </table:table-cell>
          <table:table-cell table:style-name="Table1.A1" office:value-type="string">
            <text:p text:style-name="P26"><text:span text:style-name="T9">Nativo (Kotlin/Swift)</text:span></text:p>
          </table:table-cell>
        </table:table-row>
        <table:table-row table:style-name="Table1.1">
          <table:table-cell table:style-name="Table1.A1" office:value-type="string">
            <text:p text:style-name="P26"><text:span text:style-name="T9">Lenguaje</text:span></text:p>
          </table:table-cell>
          <table:table-cell table:style-name="Table1.A1" office:value-type="string">
            <text:p text:style-name="P26">Dart</text:p>
          </table:table-cell>
          <table:table-cell table:style-name="Table1.A1" office:value-type="string">
            <text:p text:style-name="P26">JavaScript</text:p>
          </table:table-cell>
          <table:table-cell table:style-name="Table1.A1" office:value-type="string">
            <text:p text:style-name="P26">Kotlin / Swift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Rendimiento</text:span></text:p>
          </table:table-cell>
          <table:table-cell table:style-name="Table1.A1" office:value-type="string">
            <text:p text:style-name="P26">Alto (compilación nativa)</text:p>
          </table:table-cell>
          <table:table-cell table:style-name="Table1.A1" office:value-type="string">
            <text:p text:style-name="P26">Medio-Alto</text:p>
          </table:table-cell>
          <table:table-cell table:style-name="Table1.A1" office:value-type="string">
            <text:p text:style-name="P26">Excelente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UI</text:span></text:p>
          </table:table-cell>
          <table:table-cell table:style-name="Table1.A1" office:value-type="string">
            <text:p text:style-name="P26">100% personalizada con widgets</text:p>
          </table:table-cell>
          <table:table-cell table:style-name="Table1.A1" office:value-type="string">
            <text:p text:style-name="P26">Bridged con componentes nativos</text:p>
          </table:table-cell>
          <table:table-cell table:style-name="Table1.A1" office:value-type="string">
            <text:p text:style-name="P26">Componentes nativos</text:p>
          </table:table-cell>
        </table:table-row>
        <table:table-row table:style-name="Table1.1">
          <table:table-cell table:style-name="Table1.A1" office:value-type="string">
            <text:p text:style-name="P26"><text:span text:style-name="T9">Hot Reload</text:span></text:p>
          </table:table-cell>
          <table:table-cell table:style-name="Table1.A1" office:value-type="string">
            <text:p text:style-name="P26">Sí</text:p>
          </table:table-cell>
          <table:table-cell table:style-name="Table1.A1" office:value-type="string">
            <text:p text:style-name="P26">Sí</text:p>
          </table:table-cell>
          <table:table-cell table:style-name="Table1.A1" office:value-type="string">
            <text:p text:style-name="P26">No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Comunidad y soporte</text:span></text:p>
          </table:table-cell>
          <table:table-cell table:style-name="Table1.A1" office:value-type="string">
            <text:p text:style-name="P26">Alta y creciendo</text:p>
          </table:table-cell>
          <table:table-cell table:style-name="Table1.A1" office:value-type="string">
            <text:p text:style-name="P26">Muy grande</text:p>
          </table:table-cell>
          <table:table-cell table:style-name="Table1.A1" office:value-type="string">
            <text:p text:style-name="P26">Alta pero separada por plataforma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Acceso a funciones nativas</text:span></text:p>
          </table:table-cell>
          <table:table-cell table:style-name="Table1.A1" office:value-type="string">
            <text:p text:style-name="P26">Completo con plugins y canales</text:p>
          </table:table-cell>
          <table:table-cell table:style-name="Table1.A1" office:value-type="string">
            <text:p text:style-name="P26">Requiere puente con código nativo</text:p>
          </table:table-cell>
          <table:table-cell table:style-name="Table1.A1" office:value-type="string">
            <text:p text:style-name="P26">Directo</text:p>
          </table:table-cell>
        </table:table-row>
        <table:table-row table:style-name="Table1.1">
          <table:table-cell table:style-name="Table1.A1" office:value-type="string">
            <text:p text:style-name="P26"><text:span text:style-name="T9">Estabilidad</text:span></text:p>
          </table:table-cell>
          <table:table-cell table:style-name="Table1.A1" office:value-type="string">
            <text:p text:style-name="P26">Alta</text:p>
          </table:table-cell>
          <table:table-cell table:style-name="Table1.A1" office:value-type="string">
            <text:p text:style-name="P26">Media-Alta</text:p>
          </table:table-cell>
          <table:table-cell table:style-name="Table1.A1" office:value-type="string">
            <text:p text:style-name="P26">Alta</text:p>
          </table:table-cell>
        </table:table-row>
      </table:table>
      <text:p text:style-name="Standard"/>
      <text:p text:style-name="Heading_20_1"><text:bookmark text:name="_lhef2njw1i2t"/>2. Instalación de Flutter y Configuración del Entorno</text:p>
      <text:p text:style-name="Standard"><text:span text:style-name="T9">🔧 Requisitos generales</text:span></text:p>
      <text:p text:style-name="Standard">Los requisitos para instalar Flutter son:</text:p>
      <text:list xml:id="list332856356" text:style-name="WWNum6">
        <text:list-item>
          <text:p text:style-name="P29">Un sistema operativo compatible: Windows, macOS o Linux</text:p>
        </text:list-item>
        <text:list-item>
          <text:p text:style-name="P29">Espacio en disco: Al menos 2.8 GB (sin contar dependencias)</text:p>
        </text:list-item>
        <text:list-item>
          <text:p text:style-name="P29">Un editor de texto o IDE: Visual Studio Code, Android Studio, etc.</text:p>
        </text:list-item>
        <text:list-item>
          <text:p text:style-name="P29">Git instalado y accesible desde la terminal</text:p>
        </text:list-item>
      </text:list>
      <text:p text:style-name="Standard"/>
      <text:p text:style-name="Standard">Para instalar Flutter, sigue los pasos actualizados en <text:a xlink:type="simple" xlink:href="https://docs.flutter.dev/get-started/install" text:style-name="ListLabel_20_136" text:visited-style-name="ListLabel_20_136"><text:span text:style-name="T14">https://docs.flutter.dev/get-started/install</text:span></text:a> </text:p>
      <text:p text:style-name="Heading_20_1"><text:bookmark text:name="_cs4fncpkncuz"/>3. Introducción a Dart</text:p>
      <text:p text:style-name="Standard">Dart es un lenguaje de programación desarrollado por Google. Es orientado a objetos, fuertemente tipado, con sintaxis similar a JavaScript/Java y pensado para la construcción de interfaces de usuario reactivas, como en Flutter.</text:p>
      <text:p text:style-name="Standard"><text:span text:style-name="T9">🔷 Tipado en Dart</text:span></text:p>
      <text:p text:style-name="Standard">Dart es estáticamente tipado, pero puede inferir el tipo automáticamente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span text:style-name="T15">int</text:span><text:span text:style-name="T16"> edad = </text:span><text:span text:style-name="T18">30</text:span><text:span text:style-name="T16">;<text:line-break/></text:span><text:span text:style-name="T15">double</text:span><text:span text:style-name="T16"> precio = </text:span><text:span text:style-name="T18">12.5</text:span><text:span text:style-name="T16">;<text:line-break/></text:span><text:span text:style-name="T15">bool</text:span><text:span text:style-name="T16"> activo = </text:span><text:span text:style-name="T17">true</text:span><text:span text:style-name="T16">;<text:line-break/></text:span><text:span text:style-name="T15">String</text:span><text:span text:style-name="T16"> nombre = </text:span><text:span text:style-name="T19">"Juan"</text:span><text:span text:style-name="T16">;<text:line-break/><text:line-break/></text:span><text:span text:style-name="T20">// Inferencia automática</text:span><text:span text:style-name="T16"><text:line-break/></text:span><text:span text:style-name="T17">var</text:span><text:span text:style-name="T16"> ciudad = </text:span><text:span text:style-name="T19">"Madrid"</text:span><text:span text:style-name="T16">; <text:s text:c="4"/></text:span><text:span text:style-name="T20">// String</text:span><text:span text:style-name="T16"><text:line-break/></text:span><text:span text:style-name="T17">final</text:span><text:span text:style-name="T16"> pais = </text:span><text:span text:style-name="T19">"España"</text:span><text:span text:style-name="T16">; <text:s text:c="4"/></text:span><text:span text:style-name="T20">// Constante en tiempo de ejecución</text:span><text:span text:style-name="T16"><text:line-break/></text:span><text:span text:style-name="T17">const</text:span><text:span text:style-name="T16"> pi = </text:span><text:span text:style-name="T18">3.1416</text:span><text:span text:style-name="T16">; <text:s text:c="8"/></text:span><text:span text:style-name="T20">// Constante en tiempo de compilación</text:span></text:p>
          </table:table-cell>
        </table:table-row>
      </table:table>
      <text:list xml:id="list1613883743" text:style-name="WWNum4">
        <text:list-item>
          <text:p text:style-name="P30">final: se asigna una sola vez, pero en tiempo de ejecución.</text:p>
        </text:list-item>
        <text:list-item>
          <text:p text:style-name="P30">const: se conoce su valor en tiempo de compilación.<text:line-break/></text:p>
        </text:list-item>
      </text:list>
      <text:p text:style-name="Standard"><text:span text:style-name="T9">🔷 Variables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><text:span text:style-name="T17">var</text:span><text:span text:style-name="T16"> nombre = </text:span><text:span text:style-name="T19">"Carlos"</text:span><text:span text:style-name="T16">; <text:s text:c="4"/></text:span><text:span text:style-name="T20">// Inferido como String</text:span><text:span text:style-name="T16"><text:line-break/></text:span><text:span text:style-name="T15">String</text:span><text:span text:style-name="T16"> saludo = </text:span><text:span text:style-name="T19">"Hola"</text:span><text:span text:style-name="T16">;<text:line-break/></text:span><text:span text:style-name="T17">dynamic</text:span><text:span text:style-name="T16"> valor = </text:span><text:span text:style-name="T18">45</text:span><text:span text:style-name="T16">; <text:s text:c="7"/></text:span><text:span text:style-name="T20">// Puede cambiar de tipo (no recomendado salvo casos especiales)</text:span><text:span text:style-name="T16"><text:line-break/>valor = </text:span><text:span text:style-name="T19">"Texto"</text:span><text:span text:style-name="T16">;</text:span></text:p>
          </table:table-cell>
        </table:table-row>
      </table:table>
      <text:p text:style-name="Standard"/>
      <text:p text:style-name="Standard"><text:span text:style-name="T9">🔷 Funciones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2"><text:span text:style-name="T20">// Función simple</text:span><text:span text:style-name="T16"><text:line-break/></text:span><text:span text:style-name="T15">String</text:span><text:span text:style-name="T16"> saludar(</text:span><text:span text:style-name="T15">String</text:span><text:span text:style-name="T16"> nombre) {<text:line-break/> <text:s/></text:span><text:span text:style-name="T17">return</text:span><text:span text:style-name="T16"> </text:span><text:span text:style-name="T19">"Hola, $nombre"</text:span><text:span text:style-name="T16">;<text:line-break/>}<text:line-break/><text:line-break/></text:span><text:span text:style-name="T20">// Función flecha (arrow function)</text:span><text:span text:style-name="T16"><text:line-break/></text:span><text:span text:style-name="T15">int</text:span><text:span text:style-name="T16"> sumar(</text:span><text:span text:style-name="T15">int</text:span><text:span text:style-name="T16"> a, </text:span><text:span text:style-name="T15">int</text:span><text:span text:style-name="T16"> b) =&gt; a + b;<text:line-break/><text:line-break/></text:span><text:span text:style-name="T20">// Función con parámetros opcionales</text:span><text:span text:style-name="T16"><text:line-break/></text:span><text:span text:style-name="T17">void</text:span><text:span text:style-name="T16"> mostrarMensaje(</text:span><text:span text:style-name="T15">String</text:span><text:span text:style-name="T16"> mensaje, [</text:span><text:span text:style-name="T15">int</text:span><text:span text:style-name="T16"> veces = </text:span><text:span text:style-name="T18">1</text:span><text:span text:style-name="T16">]) {<text:line-break/> <text:s/></text:span><text:span text:style-name="T17">for</text:span><text:span text:style-name="T16"> (</text:span><text:span text:style-name="T15">int</text:span><text:span text:style-name="T16"> i = </text:span><text:span text:style-name="T18">0</text:span><text:span text:style-name="T16">; i &lt; veces; i++) {<text:line-break/> <text:s text:c="3"/></text:span><text:span text:style-name="T15">print</text:span><text:span text:style-name="T16">(mensaje);<text:line-break/> <text:s/>}<text:line-break/>}<text:line-break/><text:line-break/></text:span><text:span text:style-name="T20">// Parámetros con nombre</text:span><text:span text:style-name="T16"><text:line-break/></text:span><text:span text:style-name="T17">void</text:span><text:span text:style-name="T16"> crearUsuario({required </text:span><text:span text:style-name="T15">String</text:span><text:span text:style-name="T16"> nombre, </text:span><text:span text:style-name="T15">int</text:span><text:span text:style-name="T16"> edad = </text:span><text:span text:style-name="T18">18</text:span><text:span text:style-name="T16">}) {<text:line-break/> <text:s/></text:span><text:span text:style-name="T15">print</text:span><text:span text:style-name="T16">(</text:span><text:span text:style-name="T19">"Usuario: $nombre, Edad: $edad"</text:span><text:span text:style-name="T16">);<text:line-break/>}</text:span></text:p>
          </table:table-cell>
        </table:table-row>
      </table:table>
      <text:p text:style-name="Standard"/>
      <text:p text:style-name="Standard"><text:span text:style-name="T9">🔷 Clases en Dart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span text:style-name="T17">class</text:span><text:span text:style-name="T16"> </text:span><text:span text:style-name="T21">Persona</text:span><text:span text:style-name="T16"> {<text:line-break/> <text:s/></text:span><text:span text:style-name="T15">String</text:span><text:span text:style-name="T16"> nombre;<text:line-break/> <text:s/></text:span><text:span text:style-name="T15">int</text:span><text:span text:style-name="T16"> edad;<text:line-break/><text:line-break/> <text:s/></text:span><text:span text:style-name="T20">// Constructor</text:span><text:span text:style-name="T16"><text:line-break/> <text:s/>Persona(</text:span><text:span text:style-name="T17">this</text:span><text:span text:style-name="T16">.nombre, </text:span><text:span text:style-name="T17">this</text:span><text:span text:style-name="T16">.edad);<text:line-break/><text:line-break/> <text:s/></text:span><text:span text:style-name="T20">// Método</text:span><text:span text:style-name="T16"><text:line-break/> <text:s/></text:span><text:span text:style-name="T17">void</text:span><text:span text:style-name="T16"> saludar() {<text:line-break/> <text:s text:c="3"/></text:span><text:span text:style-name="T15">print</text:span><text:span text:style-name="T16">(</text:span><text:span text:style-name="T19">"Hola, soy $nombre y tengo $edad años"</text:span><text:span text:style-name="T16">);<text:line-break/> <text:s/>}<text:line-break/>}<text:line-break/><text:line-break/></text:span><text:span text:style-name="T17">void</text:span><text:span text:style-name="T16"> main() {<text:line-break/> <text:s/></text:span><text:span text:style-name="T17">var</text:span><text:span text:style-name="T16"> persona = Persona(</text:span><text:span text:style-name="T19">"Lucía"</text:span><text:span text:style-name="T16">, </text:span><text:span text:style-name="T18">25</text:span><text:span text:style-name="T16">);<text:line-break/> <text:s/>persona.saludar();<text:line-break/>}</text:span></text:p>
          </table:table-cell>
        </table:table-row>
      </table:table>
      <text:p text:style-name="P1"/>
      <text:p text:style-name="Standard"><text:span text:style-name="T9">🔷 Herencia y sobrescritura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2"><text:span text:style-name="T17">class</text:span><text:span text:style-name="T16"> </text:span><text:span text:style-name="T21">Empleado</text:span><text:span text:style-name="T16"> </text:span><text:span text:style-name="T17">extends</text:span><text:span text:style-name="T16"> </text:span><text:span text:style-name="T21">Persona</text:span><text:span text:style-name="T16"> {<text:line-break/> <text:s/></text:span><text:span text:style-name="T15">String</text:span><text:span text:style-name="T16"> cargo;<text:line-break/><text:line-break/> <text:s/>Empleado(</text:span><text:span text:style-name="T15">String</text:span><text:span text:style-name="T16"> nombre, </text:span><text:span text:style-name="T15">int</text:span><text:span text:style-name="T16"> edad, </text:span><text:span text:style-name="T17">this</text:span><text:span text:style-name="T16">.cargo) : </text:span><text:span text:style-name="T17">super</text:span><text:span text:style-name="T16">(nombre, edad);<text:line-break/><text:line-break/> <text:s/></text:span><text:span text:style-name="T22">@override</text:span><text:span text:style-name="T16"><text:line-break/> <text:s/></text:span><text:span text:style-name="T17">void</text:span><text:span text:style-name="T16"> saludar() {<text:line-break/> <text:s text:c="3"/></text:span><text:span text:style-name="T15">print</text:span><text:span text:style-name="T16">(</text:span><text:span text:style-name="T19">"Hola, soy $nombre, trabajo como $cargo"</text:span><text:span text:style-name="T16">);<text:line-break/> <text:s/>}<text:line-break/>}</text:span></text:p>
          </table:table-cell>
        </table:table-row>
      </table:table>
      <text:p text:style-name="Standard"><text:span text:style-name="T9">🔷 Estructuras útiles</text:span></text:p>
      <text:list xml:id="list989581618" text:style-name="WWNum10">
        <text:list-item>
          <text:p text:style-name="P31">Listas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2"><text:span text:style-name="T15">List</text:span><text:span text:style-name="T16">&lt;</text:span><text:span text:style-name="T15">String</text:span><text:span text:style-name="T16">&gt; frutas = [</text:span><text:span text:style-name="T19">"Manzana"</text:span><text:span text:style-name="T16">, </text:span><text:span text:style-name="T19">"Banana"</text:span><text:span text:style-name="T16">, </text:span><text:span text:style-name="T19">"Pera"</text:span><text:span text:style-name="T16">];<text:line-break/>frutas.add(</text:span><text:span text:style-name="T19">"Uva"</text:span><text:span text:style-name="T16">);</text:span></text:p>
          </table:table-cell>
        </table:table-row>
      </table:table>
      <text:list xml:id="list1574957423" text:style-name="WWNum12">
        <text:list-item>
          <text:p text:style-name="P32">Mapas (diccionarios)<text:line-break/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2"><text:span text:style-name="T15">Map</text:span><text:span text:style-name="T16">&lt;</text:span><text:span text:style-name="T15">String</text:span><text:span text:style-name="T16">, </text:span><text:span text:style-name="T17">dynamic</text:span><text:span text:style-name="T16">&gt; persona = {<text:line-break/> <text:s/></text:span><text:span text:style-name="T19">'nombre'</text:span><text:span text:style-name="T16">: </text:span><text:span text:style-name="T19">'Luis'</text:span><text:span text:style-name="T16">,<text:line-break/> <text:s/></text:span><text:span text:style-name="T19">'edad'</text:span><text:span text:style-name="T16">: </text:span><text:span text:style-name="T18">30</text:span><text:span text:style-name="T16">,<text:line-break/>};</text:span></text:p>
          </table:table-cell>
        </table:table-row>
      </table:table>
      <text:p text:style-name="Standard"/>
      <text:list xml:id="list1542813505" text:style-name="WWNum5">
        <text:list-item>
          <text:p text:style-name="P33">Conjuntos (Set)<text:line-break/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2"><text:span text:style-name="T15">Set</text:span><text:span text:style-name="T16">&lt;</text:span><text:span text:style-name="T15">int</text:span><text:span text:style-name="T16">&gt; numeros = {</text:span><text:span text:style-name="T18">1</text:span><text:span text:style-name="T16">, </text:span><text:span text:style-name="T18">2</text:span><text:span text:style-name="T16">, </text:span><text:span text:style-name="T18">3</text:span><text:span text:style-name="T16">, </text:span><text:span text:style-name="T18">3</text:span><text:span text:style-name="T16">};</text:span></text:p>
          </table:table-cell>
        </table:table-row>
      </table:table>
      <text:p text:style-name="Standard"/>
      <text:p text:style-name="Heading_20_1"><text:bookmark text:name="_g90z6aqmhac0"/>4. Estructura básica de una app Flutter y widgets fundamentales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2"><text:span text:style-name="T17">import</text:span><text:span text:style-name="T16"> </text:span><text:span text:style-name="T19">'package:flutter/material.dart'</text:span><text:span text:style-name="T16">;<text:line-break/><text:line-break/></text:span><text:span text:style-name="T17">void</text:span><text:span text:style-name="T16"> main() {<text:line-break/> <text:s/>runApp(MyApp());<text:line-break/>}<text:line-break/><text:line-break/></text:span><text:span text:style-name="T17">class</text:span><text:span text:style-name="T16"> </text:span><text:span text:style-name="T21">MyApp</text:span><text:span text:style-name="T16"> </text:span><text:span text:style-name="T17">extends</text:span><text:span text:style-name="T16"> </text:span><text:span text:style-name="T21">StatelessWidget</text:span><text:span text:style-name="T16"> {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MaterialApp(<text:line-break/> <text:s text:c="5"/>title: </text:span><text:span text:style-name="T19">'Mi primera app Flutter'</text:span><text:span text:style-name="T16">,<text:line-break/> <text:s text:c="5"/>home: HomePage(),<text:line-break/> <text:s text:c="3"/>);<text:line-break/> <text:s/>}<text:line-break/>}<text:line-break/><text:line-break/></text:span><text:span text:style-name="T17">class</text:span><text:span text:style-name="T16"> </text:span><text:span text:style-name="T21">HomePage</text:span><text:span text:style-name="T16"> </text:span><text:span text:style-name="T17">extends</text:span><text:span text:style-name="T16"> </text:span><text:span text:style-name="T21">StatelessWidget</text:span><text:span text:style-name="T16"> {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Scaffold(<text:line-break/> <text:s text:c="5"/>appBar: AppBar(title: Text(</text:span><text:span text:style-name="T19">'Inicio'</text:span><text:span text:style-name="T16">)),<text:line-break/> <text:s text:c="5"/>body: Center(child: Text(</text:span><text:span text:style-name="T19">'Hola Mundo'</text:span><text:span text:style-name="T16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478672336" text:style-name="WWNum15">
        <text:list-item>
          <text:p text:style-name="P34">main() → función principal que lanza la app con runApp().</text:p>
        </text:list-item>
        <text:list-item>
          <text:p text:style-name="P34">MyApp → widget raíz que define el diseño global.</text:p>
        </text:list-item>
        <text:list-item>
          <text:p text:style-name="P34"><text:soft-page-break/>MaterialApp → proporciona navegación, temas, rutas, etc.</text:p>
        </text:list-item>
        <text:list-item>
          <text:p text:style-name="P34">Scaffold → estructura visual estándar con AppBar, Body, Drawer, etc.</text:p>
        </text:list-item>
        <text:list-item>
          <text:p text:style-name="P34">HomePage → pantalla principal.</text:p>
        </text:list-item>
      </text:list>
      <text:p text:style-name="P1"/>
      <text:p text:style-name="Standard"><text:span text:style-name="T9">🔷 Tipos de widgets</text:span></text:p>
      <text:p text:style-name="Standard">En Flutter todo es un widget, desde la estructura hasta el estilo. Existen dos tipos principales:</text:p>
      <text:list xml:id="list3124968533" text:style-name="WWNum14">
        <text:list-item>
          <text:p text:style-name="P35">StatelessWidget</text:p>
          <text:list>
            <text:list-item>
              <text:p text:style-name="P43">No guarda estado interno.</text:p>
            </text:list-item>
            <text:list-item>
              <text:p text:style-name="P43">Redibujado solo si cambia el padre.</text:p>
            </text:list-item>
          </text:list>
        </text:list-item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2"><text:span text:style-name="T17">class</text:span><text:span text:style-name="T16"> </text:span><text:span text:style-name="T21">MiWidget</text:span><text:span text:style-name="T16"> </text:span><text:span text:style-name="T17">extends</text:span><text:span text:style-name="T16"> </text:span><text:span text:style-name="T21">StatelessWidget</text:span><text:span text:style-name="T16"> {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Text(</text:span><text:span text:style-name="T19">'Soy un widget sin estado'</text:span><text:span text:style-name="T16">);<text:line-break/> <text:s/>}<text:line-break/>}</text:span></text:p>
          </table:table-cell>
        </table:table-row>
      </table:table>
      <text:list xml:id="list24156153076903" text:continue-numbering="true" text:style-name="WWNum14">
        <text:list-item>
          <text:p text:style-name="P35">StatefulWidget</text:p>
          <text:list>
            <text:list-item>
              <text:p text:style-name="P43">Tiene un estado mutable.</text:p>
            </text:list-item>
            <text:list-item>
              <text:p text:style-name="P43">Usa setState para redibujar la UI.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2"><text:span text:style-name="T17">class</text:span><text:span text:style-name="T16"> </text:span><text:span text:style-name="T21">Contador</text:span><text:span text:style-name="T16"> </text:span><text:span text:style-name="T17">extends</text:span><text:span text:style-name="T16"> </text:span><text:span text:style-name="T21">StatefulWidget</text:span><text:span text:style-name="T16"> {<text:line-break/> <text:s/></text:span><text:span text:style-name="T22">@override</text:span><text:span text:style-name="T16"><text:line-break/> <text:s/>_ContadorState createState() =&gt; _ContadorState();<text:line-break/>}<text:line-break/><text:line-break/></text:span><text:span text:style-name="T17">class</text:span><text:span text:style-name="T16"> </text:span><text:span text:style-name="T21">_ContadorState</text:span><text:span text:style-name="T16"> </text:span><text:span text:style-name="T17">extends</text:span><text:span text:style-name="T16"> </text:span><text:span text:style-name="T21">State</text:span><text:span text:style-name="T16">&lt;</text:span><text:span text:style-name="T21">Contador</text:span><text:span text:style-name="T16">&gt; {<text:line-break/> <text:s/></text:span><text:span text:style-name="T15">int</text:span><text:span text:style-name="T16"> contador = </text:span><text:span text:style-name="T18">0</text:span><text:span text:style-name="T16">;<text:line-break/><text:line-break/> <text:s/></text:span><text:span text:style-name="T17">void</text:span><text:span text:style-name="T16"> incrementar() {<text:line-break/> <text:s text:c="3"/>setState(() {<text:line-break/> <text:s text:c="5"/>contador++;<text:line-break/> <text:s text:c="3"/>});<text:line-break/> <text:s/>}<text:line-break/>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Column(<text:line-break/> <text:s text:c="5"/>children: [<text:line-break/> <text:s text:c="7"/>Text(</text:span><text:span text:style-name="T19">'Contador: $contador'</text:span><text:span text:style-name="T16">),<text:line-break/> <text:s text:c="7"/>ElevatedButton(<text:line-break/> <text:s text:c="9"/>onPressed: incrementar,<text:line-break/> <text:s text:c="9"/>child: Text(</text:span><text:span text:style-name="T19">'Incrementar'</text:span><text:span text:style-name="T16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P11"/>
      <text:p text:style-name="Standard"><text:span text:style-name="T9">🔷 Widgets fundamentales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6">Widget</text:p>
          </table:table-cell>
          <table:table-cell table:style-name="Table13.A1" office:value-type="string">
            <text:p text:style-name="P26">Descripción</text:p>
          </table:table-cell>
        </table:table-row>
        <table:table-row table:style-name="Table13.1">
          <table:table-cell table:style-name="Table13.A1" office:value-type="string">
            <text:p text:style-name="P26">Text</text:p>
          </table:table-cell>
          <table:table-cell table:style-name="Table13.A1" office:value-type="string">
            <text:p text:style-name="P26">Muestra texto</text:p>
          </table:table-cell>
        </table:table-row>
        <table:table-row table:style-name="Table13.1">
          <table:table-cell table:style-name="Table13.A1" office:value-type="string">
            <text:p text:style-name="P26">Row / Column</text:p>
          </table:table-cell>
          <table:table-cell table:style-name="Table13.A1" office:value-type="string">
            <text:p text:style-name="P26">Organiza widgets en horizontal/vertical</text:p>
          </table:table-cell>
        </table:table-row>
        <table:table-row table:style-name="Table13.1">
          <table:table-cell table:style-name="Table13.A1" office:value-type="string">
            <text:p text:style-name="P26">Container</text:p>
          </table:table-cell>
          <table:table-cell table:style-name="Table13.A1" office:value-type="string">
            <text:p text:style-name="P26">Caja con padding, margen, color, etc.</text:p>
          </table:table-cell>
        </table:table-row>
        <table:table-row table:style-name="Table13.1">
          <table:table-cell table:style-name="Table13.A1" office:value-type="string">
            <text:p text:style-name="P26">Image</text:p>
          </table:table-cell>
          <table:table-cell table:style-name="Table13.A1" office:value-type="string">
            <text:p text:style-name="P26">Muestra imágenes</text:p>
          </table:table-cell>
        </table:table-row>
        <table:table-row table:style-name="Table13.1">
          <table:table-cell table:style-name="Table13.A1" office:value-type="string">
            <text:p text:style-name="P26">ElevatedButton</text:p>
          </table:table-cell>
          <table:table-cell table:style-name="Table13.A1" office:value-type="string">
            <text:p text:style-name="P26">Botón elevado con estilo Material</text:p>
          </table:table-cell>
        </table:table-row>
        <table:table-row table:style-name="Table13.1">
          <table:table-cell table:style-name="Table13.A1" office:value-type="string">
            <text:p text:style-name="P26">ListView</text:p>
          </table:table-cell>
          <table:table-cell table:style-name="Table13.A1" office:value-type="string">
            <text:p text:style-name="P26">Lista desplazable</text:p>
          </table:table-cell>
        </table:table-row>
        <table:table-row table:style-name="Table13.1">
          <table:table-cell table:style-name="Table13.A1" office:value-type="string">
            <text:p text:style-name="P26">Stack</text:p>
          </table:table-cell>
          <table:table-cell table:style-name="Table13.A1" office:value-type="string">
            <text:p text:style-name="P26">Superpone widgets</text:p>
          </table:table-cell>
        </table:table-row>
        <table:table-row table:style-name="Table13.1">
          <table:table-cell table:style-name="Table13.A1" office:value-type="string">
            <text:p text:style-name="P26">Expanded</text:p>
          </table:table-cell>
          <table:table-cell table:style-name="Table13.A1" office:value-type="string">
            <text:p text:style-name="P26">Expande un hijo dentro de Row/Column</text:p>
          </table:table-cell>
        </table:table-row>
      </table:table>
      <text:p text:style-name="Standard"/>
      <text:p text:style-name="Heading_20_1"><text:bookmark text:name="_onziesroi5ci"/>5. Widgets de Disposición (Layout) en Flutter</text:p>
      <text:p text:style-name="Standard">Los widgets de disposición controlan cómo se alinean, organizan y muestran los elementos en la pantalla. Son fundamentales para construir interfaces visuales responsivas y ordenadas.</text:p>
      <text:p text:style-name="Standard"><text:span text:style-name="T9">🔷 Row y Column</text:span></text:p>
      <text:list xml:id="list3453719944" text:style-name="WWNum8">
        <text:list-item>
          <text:p text:style-name="P36">Row: organiza widgets horizontalmente</text:p>
        </text:list-item>
        <text:list-item>
          <text:p text:style-name="P36">Column: organiza widgets verticalmente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2"><text:span text:style-name="T16">Column(<text:line-break/> <text:s/>mainAxisAlignment: MainAxisAlignment.center,<text:line-break/> <text:s/>crossAxisAlignment: CrossAxisAlignment.start,<text:line-break/> <text:s/>children: [<text:line-break/> <text:s text:c="3"/>Text(</text:span><text:span text:style-name="T19">"Elemento 1"</text:span><text:span text:style-name="T16">),<text:line-break/> <text:s text:c="3"/>Text(</text:span><text:span text:style-name="T19">"Elemento 2"</text:span><text:span text:style-name="T16">),<text:line-break/> <text:s/>],<text:line-break/>)</text:span>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2"><text:span text:style-name="T16">Row(<text:line-break/> <text:s/>mainAxisAlignment: MainAxisAlignment.spaceBetween,<text:line-break/> <text:s/>children: [<text:line-break/> <text:s text:c="3"/>Icon(Icons.home),<text:line-break/> <text:s text:c="3"/>Icon(Icons.star),<text:line-break/> <text:s text:c="3"/>Icon(Icons.settings),<text:line-break/> <text:s/>],<text:line-break/>)</text:span></text:p>
          </table:table-cell>
        </table:table-row>
      </table:table>
      <text:p text:style-name="Standard">Alineaciones comunes:</text:p>
      <text:list xml:id="list1114442008" text:style-name="WWNum7">
        <text:list-item>
          <text:p text:style-name="P37">MainAxisAlignment (eje principal):</text:p>
          <text:list>
            <text:list-item>
              <text:p text:style-name="P44">start, center, end, spaceBetween, spaceAround, spaceEvenly</text:p>
            </text:list-item>
          </text:list>
        </text:list-item>
        <text:list-item>
          <text:p text:style-name="P37">CrossAxisAlignment (eje cruzado):</text:p>
          <text:list>
            <text:list-item>
              <text:p text:style-name="P44">start, center, end, stretch</text:p>
            </text:list-item>
          </text:list>
        </text:list-item>
      </text:list>
      <text:p text:style-name="Standard"><text:span text:style-name="T9">🔷 Container</text:span></text:p>
      <text:p text:style-name="Standard">Un widget de caja versátil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2"><text:span text:style-name="T16">Container(<text:line-break/> <text:s/>padding: EdgeInsets.all(</text:span><text:span text:style-name="T18">16</text:span><text:span text:style-name="T16">),<text:line-break/> <text:s/>margin: EdgeInsets.symmetric(horizontal: </text:span><text:span text:style-name="T18">10</text:span><text:span text:style-name="T16">),<text:line-break/> <text:s/>color: Colors.blue,<text:line-break/> <text:s/>child: Text(</text:span><text:span text:style-name="T19">"Soy un Container"</text:span><text:span text:style-name="T16">),<text:line-break/>)</text:span></text:p>
          </table:table-cell>
        </table:table-row>
      </table:table>
      <text:p text:style-name="Standard">Propiedades clave:</text:p>
      <text:list xml:id="list2808305679" text:style-name="WWNum1">
        <text:list-item>
          <text:p text:style-name="P38">padding / margin</text:p>
        </text:list-item>
        <text:list-item>
          <text:p text:style-name="P38">width, height</text:p>
        </text:list-item>
        <text:list-item>
          <text:p text:style-name="P38">decoration: para bordes, sombras, bordes redondeados</text:p>
        </text:list-item>
      </text:list>
      <text:p text:style-name="P45"/>
      <text:p text:style-name="Standard"><text:span text:style-name="T9">🔷 Expanded y Flexible</text:span></text:p>
      <text:p text:style-name="Standard">Permiten que los widgets ocupen el espacio disponible dentro de un Row o Column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2"><text:span text:style-name="T16">Row(<text:line-break/> <text:s/>children: [<text:line-break/> <text:s text:c="3"/>Expanded(child: Container(color: Colors.red, height: </text:span><text:span text:style-name="T18">100</text:span><text:span text:style-name="T16">)),<text:line-break/> <text:s text:c="3"/>Expanded(child: Container(color: Colors.green, height: </text:span><text:span text:style-name="T18">100</text:span><text:span text:style-name="T16">)),<text:line-break/> <text:s/>],<text:line-break/>)</text:span></text:p>
          </table:table-cell>
        </table:table-row>
      </table:table>
      <text:list xml:id="list3019566441" text:style-name="WWNum11">
        <text:list-item>
          <text:p text:style-name="P39">Expanded: ocupa todo el espacio libre disponible</text:p>
        </text:list-item>
        <text:list-item>
          <text:p text:style-name="P39">Flexible: similar, pero con más control (puede ajustar a contenido si fit: FlexFit.loose)</text:p>
        </text:list-item>
      </text:list>
      <text:p text:style-name="P1"/>
      <text:p text:style-name="Standard"><text:span text:style-name="T9">🔷 Stack</text:span></text:p>
      <text:p text:style-name="Standard"><text:soft-page-break/>Permite superponer widgets unos encima de otros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2"><text:span text:style-name="T16">Stack(<text:line-break/> <text:s/>children: [<text:line-break/> <text:s text:c="3"/>Container(width: </text:span><text:span text:style-name="T18">200</text:span><text:span text:style-name="T16">, height: </text:span><text:span text:style-name="T18">200</text:span><text:span text:style-name="T16">, color: Colors.blue),<text:line-break/> <text:s text:c="3"/>Positioned(<text:line-break/> <text:s text:c="5"/>top: </text:span><text:span text:style-name="T18">20</text:span><text:span text:style-name="T16">,<text:line-break/> <text:s text:c="5"/>left: </text:span><text:span text:style-name="T18">20</text:span><text:span text:style-name="T16">,<text:line-break/> <text:s text:c="5"/>child: Text(</text:span><text:span text:style-name="T19">"Encima"</text:span><text:span text:style-name="T16">),<text:line-break/> <text:s text:c="3"/>),<text:line-break/> <text:s/>],<text:line-break/>)</text:span></text:p>
          </table:table-cell>
        </table:table-row>
      </table:table>
      <text:list xml:id="list2837396289" text:style-name="WWNum13">
        <text:list-item>
          <text:p text:style-name="P40">Se usa mucho para overlays, banners, y composiciones avanzadas.</text:p>
        </text:list-item>
      </text:list>
      <text:p text:style-name="Standard"><text:span text:style-name="T9">🔷 Padding y Align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2"><text:span text:style-name="T16">Padding(<text:line-break/> <text:s/>padding: EdgeInsets.all(</text:span><text:span text:style-name="T18">20</text:span><text:span text:style-name="T16">),<text:line-break/> <text:s/>child: Text(</text:span><text:span text:style-name="T19">"Con espacio alrededor"</text:span><text:span text:style-name="T16">),<text:line-break/>)</text:span></text:p>
          </table:table-cell>
        </table:table-row>
      </table:table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2"><text:span text:style-name="T16">Align(<text:line-break/> <text:s/>alignment: Alignment.centerRight,<text:line-break/> <text:s/>child: Text(</text:span><text:span text:style-name="T19">"Alineado a la derecha"</text:span><text:span text:style-name="T16">),<text:line-break/>)</text:span></text:p>
          </table:table-cell>
        </table:table-row>
      </table:table>
      <text:p text:style-name="Standard"/>
      <text:p text:style-name="Standard"><text:span text:style-name="T9">🔷 SizedBox</text:span></text:p>
      <text:p text:style-name="Standard">Para espacios vacíos o tamaño fijo:</text:p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42"><text:span text:style-name="T16">SizedBox(height: </text:span><text:span text:style-name="T18">20</text:span><text:span text:style-name="T16">), </text:span><text:span text:style-name="T20">// espacio vertical</text:span><text:span text:style-name="T16"><text:line-break/>SizedBox(width: </text:span><text:span text:style-name="T18">100</text:span><text:span text:style-name="T16">, height: </text:span><text:span text:style-name="T18">100</text:span><text:span text:style-name="T16">), </text:span><text:span text:style-name="T20">// caja vacía de tamaño fijo</text:span></text:p>
          </table:table-cell>
        </table:table-row>
      </table:table>
      <text:p text:style-name="Standard"/>
      <text:p text:style-name="Heading_20_1"><text:bookmark text:name="_330l3mh01xnx"/>6. Navegación entre pantallas en Flutter</text:p>
      <text:p text:style-name="Standard"><text:span text:style-name="T9">🔷 ¿Qué es la navegación?</text:span></text:p>
      <text:p text:style-name="Standard">En Flutter, la navegación se refiere a moverse entre pantallas o vistas. Estas pantallas se llaman rutas (Route) y son gestionadas por un navegador (Navigator).</text:p>
      <text:p text:style-name="Standard">Flutter maneja una pila de rutas, similar a cómo funcionan los navegadores web: puedes "empujar" (push) una pantalla y "quitar" (pop) para volver.</text:p>
      <text:p text:style-name="Standard"><text:span text:style-name="T9">🔷 Navegación básica usando Navigator.push y Navigator.pop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2"><text:span text:style-name="T20">// Página principal</text:span><text:span text:style-name="T16"><text:line-break/>Navigator.push(<text:line-break/> <text:s/>context,<text:line-break/> <text:s/>MaterialPageRoute(builder: (context) =&gt; SegundaPagina()),<text:line-break/>);<text:line-break/><text:line-break/></text:span><text:span text:style-name="T20">// Volver atrás</text:span><text:span text:style-name="T16"><text:line-break/>Navigator.pop(context);<text:line-break/><text:line-break/></text:span><text:span text:style-name="T17">class</text:span><text:span text:style-name="T16"> </text:span><text:span text:style-name="T21">SegundaPagina</text:span><text:span text:style-name="T16"> </text:span><text:span text:style-name="T17">extends</text:span><text:span text:style-name="T16"> </text:span><text:span text:style-name="T21">StatelessWidget</text:span><text:span text:style-name="T16"> {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Scaffold(<text:line-break/> <text:s text:c="5"/>appBar: AppBar(title: Text(</text:span><text:span text:style-name="T19">"Segunda Página"</text:span><text:span text:style-name="T16">)),<text:line-break/> <text:s text:c="5"/>body: Center(<text:line-break/> <text:s text:c="7"/>child: ElevatedButton(<text:line-break/> <text:s text:c="9"/>onPressed: () =&gt; Navigator.pop(context),<text:line-break/> <text:s text:c="9"/>child: Text(</text:span><text:span text:style-name="T19">"Volver"</text:span><text:span text:style-name="T16"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Pasar datos entre pantallas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2"><text:span text:style-name="T20">// Enviar datos</text:span><text:span text:style-name="T16"><text:line-break/>Navigator.push(<text:line-break/> <text:s/>context,<text:line-break/> <text:s/>MaterialPageRoute(<text:line-break/> <text:s text:c="3"/>builder: (context) =&gt; DetalleProducto(nombre: </text:span><text:span text:style-name="T19">"Laptop"</text:span><text:span text:style-name="T16">, precio: </text:span><text:span text:style-name="T18">1299</text:span><text:span text:style-name="T16">),<text:line-break/> <text:s/>),<text:line-break/>);<text:line-break/><text:line-break/>dart<text:line-break/>CopiarEditar<text:line-break/></text:span><text:span text:style-name="T20">// Recibir datos</text:span><text:span text:style-name="T16"><text:line-break/></text:span><text:span text:style-name="T17">class</text:span><text:span text:style-name="T16"> </text:span><text:span text:style-name="T21">DetalleProducto</text:span><text:span text:style-name="T16"> </text:span><text:span text:style-name="T17">extends</text:span><text:span text:style-name="T16"> </text:span><text:span text:style-name="T21">StatelessWidget</text:span><text:span text:style-name="T16"> {<text:line-break/> <text:s/></text:span><text:span text:style-name="T17">final</text:span><text:span text:style-name="T16"> </text:span><text:span text:style-name="T15">String</text:span><text:span text:style-name="T16"> nombre;<text:line-break/> <text:s/></text:span><text:span text:style-name="T17">final</text:span><text:span text:style-name="T16"> </text:span><text:span text:style-name="T15">double</text:span><text:span text:style-name="T16"> precio;<text:line-break/><text:line-break/> <text:s/>DetalleProducto({required </text:span><text:span text:style-name="T17">this</text:span><text:span text:style-name="T16">.nombre, required </text:span><text:span text:style-name="T17">this</text:span><text:span text:style-name="T16">.precio});<text:line-break/>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Scaffold(<text:line-break/> <text:s text:c="5"/>appBar: AppBar(title: Text(</text:span><text:span text:style-name="T19">"Detalle"</text:span><text:span text:style-name="T16">)),<text:line-break/> <text:s text:c="5"/>body: Text(</text:span><text:span text:style-name="T19">"Producto: $nombre - \$</text:span><text:span text:style-name="T16">${precio.toStringAsFixed(</text:span><text:span text:style-name="T18">2</text:span><text:span text:style-name="T16">)}</text:span><text:span text:style-name="T19">"</text:span><text:span text:style-name="T16"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Recibir un valor al volver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42"><text:span text:style-name="T20">// Navegar y esperar un resultado</text:span><text:span text:style-name="T16"><text:line-break/></text:span><text:span text:style-name="T17">final</text:span><text:span text:style-name="T16"> resultado = </text:span><text:span text:style-name="T17">await</text:span><text:span text:style-name="T16"> Navigator.push(<text:line-break/> <text:s/>context,<text:line-break/> <text:s/>MaterialPageRoute(builder: (context) =&gt; SeleccionColor()),<text:line-break/>);<text:line-break/><text:line-break/></text:span><text:span text:style-name="T15">print</text:span><text:span text:style-name="T16">(</text:span><text:span text:style-name="T19">"Color seleccionado: $resultado"</text:span><text:span text:style-name="T16">);<text:line-break/><text:line-break/>dart<text:line-break/>CopiarEditar<text:line-break/></text:span><text:span text:style-name="T20">// En la segunda pantalla</text:span><text:span text:style-name="T16"><text:line-break/>Navigator.pop(context, </text:span><text:span text:style-name="T19">"Rojo"</text:span><text:span text:style-name="T16">);</text:span></text:p>
          </table:table-cell>
        </table:table-row>
      </table:table>
      <text:p text:style-name="Standard"/>
      <text:p text:style-name="Standard"><text:span text:style-name="T9">🔷 Rutas nombradas (Named Routes)</text:span>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42"><text:span text:style-name="T20">// main.dart</text:span><text:span text:style-name="T16"><text:line-break/></text:span><text:span text:style-name="T17">void</text:span><text:span text:style-name="T16"> main() {<text:line-break/> <text:s/>runApp(MaterialApp(<text:line-break/> <text:s text:c="3"/>initialRoute: </text:span><text:span text:style-name="T19">'/'</text:span><text:span text:style-name="T16">,<text:line-break/> <text:s text:c="3"/>routes: {<text:line-break/> <text:s text:c="5"/></text:span><text:span text:style-name="T19">'/'</text:span><text:span text:style-name="T16">: (context) =&gt; PantallaInicio(),<text:line-break/> <text:s text:c="5"/></text:span><text:span text:style-name="T19">'/perfil'</text:span><text:span text:style-name="T16">: (context) =&gt; PantallaPerfil(),<text:line-break/> <text:s text:c="3"/>},<text:line-break/> <text:s/>));<text:line-break/>}</text:span></text:p>
          </table:table-cell>
        </table:table-row>
      </table:table>
      <text:p text:style-name="Standard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42"><text:span text:style-name="T20">// Navegar</text:span><text:span text:style-name="T16"><text:line-break/>Navigator.pushNamed(context, </text:span><text:span text:style-name="T19">'/perfil'</text:span><text:span text:style-name="T16">);</text:span></text:p>
          </table:table-cell>
        </table:table-row>
      </table:table>
      <text:p text:style-name="Standard"/>
      <text:p text:style-name="Standard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42"><text:span text:style-name="T20">// Volver</text:span><text:span text:style-name="T16"><text:line-break/>Navigator.pop(context);</text:span></text:p>
          </table:table-cell>
        </table:table-row>
      </table:table>
      <text:p text:style-name="Heading_20_1"><text:bookmark text:name="_ashbnt88rgnc"/>7. Gestión de Estado en Flutter</text:p>
      <text:p text:style-name="Standard"><text:span text:style-name="T9">🔷 ¿Qué es el estado?</text:span></text:p>
      <text:p text:style-name="Standard">El estado es cualquier dato que puede cambiar durante la ejecución de la app y que afecta la interfaz. Ejemplos: el contador, el usuario autenticado, los datos de una lista, etc.</text:p>
      <text:p text:style-name="Standard">Flutter no impone un único patrón de gestión de estado. Vamos a ver varios enfoques, desde el más simple (setState) hasta los más escalables (Provider, Riverpod, Bloc).</text:p>
      <text:p text:style-name="Standard"><text:span text:style-name="T9">🔹 1. setState() (Estado local)</text:span></text:p>
      <text:p text:style-name="Standard">Ideal para apps pequeñas o cuando el cambio de estado solo afecta un widget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42"><text:span text:style-name="T17">class</text:span><text:span text:style-name="T16"> </text:span><text:span text:style-name="T21">Contador</text:span><text:span text:style-name="T16"> </text:span><text:span text:style-name="T17">extends</text:span><text:span text:style-name="T16"> </text:span><text:span text:style-name="T21">StatefulWidget</text:span><text:span text:style-name="T16"> {<text:line-break/> <text:s/></text:span><text:span text:style-name="T22">@override</text:span><text:span text:style-name="T16"><text:line-break/> <text:s/>_ContadorState createState() =&gt; _ContadorState();<text:line-break/>}<text:line-break/><text:line-break/></text:span><text:span text:style-name="T17">class</text:span><text:span text:style-name="T16"> </text:span><text:span text:style-name="T21">_ContadorState</text:span><text:span text:style-name="T16"> </text:span><text:span text:style-name="T17">extends</text:span><text:span text:style-name="T16"> </text:span><text:span text:style-name="T21">State</text:span><text:span text:style-name="T16">&lt;</text:span><text:span text:style-name="T21">Contador</text:span><text:span text:style-name="T16">&gt; {<text:line-break/> <text:s/></text:span><text:span text:style-name="T15">int</text:span><text:span text:style-name="T16"> valor = </text:span><text:span text:style-name="T18">0</text:span><text:span text:style-name="T16">;<text:line-break/><text:line-break/> <text:s/></text:span><text:span text:style-name="T17">void</text:span><text:span text:style-name="T16"> incrementar() {<text:line-break/> <text:s text:c="3"/>setState(() {<text:line-break/> <text:s text:c="5"/>valor++;<text:line-break/> <text:s text:c="3"/>});<text:line-break/> <text:s/>}<text:line-break/>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Column(<text:line-break/> <text:s text:c="5"/>children: [<text:line-break/> <text:s text:c="7"/>Text(</text:span><text:span text:style-name="T19">"Valor: $valor"</text:span><text:span text:style-name="T16">),<text:line-break/> <text:s text:c="7"/>ElevatedButton(<text:line-break/> <text:s text:c="9"/>onPressed: incrementar,<text:line-break/> <text:s text:c="9"/>child: Text(</text:span><text:span text:style-name="T19">"Incrementar"</text:span><text:span text:style-name="T16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><text:span text:style-name="T9">🔹 2. Provider (Gestión de estado global)</text:span></text:p>
      <text:p text:style-name="Standard">Instalación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42"><text:span text:style-name="T16">dependencies:<text:line-break/> <text:s/>provider: </text:span><text:span text:style-name="T19">^6.1.1</text:span></text:p>
          </table:table-cell>
        </table:table-row>
      </table:table>
      <text:p text:style-name="Standard"/>
      <text:p text:style-name="Standard">Definir modelo de estado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42"><text:span text:style-name="T17">class</text:span><text:span text:style-name="T16"> </text:span><text:span text:style-name="T21">ContadorModel</text:span><text:span text:style-name="T16"> </text:span><text:span text:style-name="T17">extends</text:span><text:span text:style-name="T16"> </text:span><text:span text:style-name="T21">ChangeNotifier</text:span><text:span text:style-name="T16"> {<text:line-break/> <text:s/></text:span><text:span text:style-name="T15">int</text:span><text:span text:style-name="T16"> _valor = </text:span><text:span text:style-name="T18">0</text:span><text:span text:style-name="T16">;<text:line-break/> <text:s/></text:span><text:span text:style-name="T15">int</text:span><text:span text:style-name="T16"> </text:span><text:span text:style-name="T17">get</text:span><text:span text:style-name="T16"> valor =&gt; _valor;<text:line-break/><text:line-break/> <text:s/></text:span><text:span text:style-name="T17">void</text:span><text:span text:style-name="T16"> incrementar() {<text:line-break/> <text:s text:c="3"/>_valor++;<text:line-break/> <text:s text:c="3"/>notifyListeners();<text:line-break/> <text:s/>}<text:line-break/>}</text:span></text:p>
          </table:table-cell>
        </table:table-row>
      </table:table>
      <text:p text:style-name="Standard"/>
      <text:p text:style-name="Standard">Integración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42"><text:span text:style-name="T17">void</text:span><text:span text:style-name="T16"> main() {<text:line-break/> <text:s/>runApp(<text:line-break/> <text:s text:c="3"/>ChangeNotifierProvider(<text:line-break/> <text:s text:c="5"/>create: (_) =&gt; ContadorModel(),<text:line-break/> <text:s text:c="5"/>child: MyApp(),<text:line-break/> <text:s text:c="3"/>),<text:line-break/> <text:s/>);<text:line-break/>}</text:span></text:p>
          </table:table-cell>
        </table:table-row>
      </table:table>
      <text:p text:style-name="Standard"/>
      <text:p text:style-name="Standard">Consumo en widgets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42"><text:span text:style-name="T17">class</text:span><text:span text:style-name="T16"> </text:span><text:span text:style-name="T21">HomePage</text:span><text:span text:style-name="T16"> </text:span><text:span text:style-name="T17">extends</text:span><text:span text:style-name="T16"> </text:span><text:span text:style-name="T21">StatelessWidget</text:span><text:span text:style-name="T16"> {<text:line-break/> <text:s/></text:span><text:span text:style-name="T22">@override</text:span><text:span text:style-name="T16"><text:line-break/> <text:s/>Widget build(BuildContext context) {<text:line-break/> <text:s text:c="3"/></text:span><text:span text:style-name="T17">final</text:span><text:span text:style-name="T16"> contador = Provider.of&lt;ContadorModel&gt;(context);<text:line-break/><text:line-break/> <text:s text:c="3"/></text:span><text:span text:style-name="T17">return</text:span><text:span text:style-name="T16"> Scaffold(<text:line-break/> <text:s text:c="5"/>appBar: AppBar(title: Text(</text:span><text:span text:style-name="T19">"Provider Demo"</text:span><text:span text:style-name="T16">)),<text:line-break/> <text:s text:c="5"/>body: Center(child: Text(</text:span><text:span text:style-name="T19">"Valor: </text:span><text:span text:style-name="T16">${contador.valor}</text:span><text:span text:style-name="T19">"</text:span><text:span text:style-name="T16">)),<text:line-break/> <text:s text:c="5"/>floatingActionButton: FloatingActionButton(<text:line-break/> <text:s text:c="7"/>onPressed: contador.incrementar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🔹 3. Riverpod (más moderno, escalable y desacoplado)</text:p>
      <text:p text:style-name="Standard"><text:soft-page-break/>Instalación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42"><text:span text:style-name="T16">dependencies:<text:line-break/> <text:s/>flutter_riverpod: </text:span><text:span text:style-name="T19">^2.5.1</text:span></text:p>
          </table:table-cell>
        </table:table-row>
      </table:table>
      <text:p text:style-name="Standard"/>
      <text:p text:style-name="Standard">Ejemplo con StateNotifierProvider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42"><text:span text:style-name="T17">final</text:span><text:span text:style-name="T16"> contadorProvider = StateNotifierProvider&lt;Contador, </text:span><text:span text:style-name="T15">int</text:span><text:span text:style-name="T16">&gt;((ref) {<text:line-break/> <text:s/></text:span><text:span text:style-name="T17">return</text:span><text:span text:style-name="T16"> Contador();<text:line-break/>});<text:line-break/><text:line-break/></text:span><text:span text:style-name="T17">class</text:span><text:span text:style-name="T16"> </text:span><text:span text:style-name="T21">Contador</text:span><text:span text:style-name="T16"> </text:span><text:span text:style-name="T17">extends</text:span><text:span text:style-name="T16"> </text:span><text:span text:style-name="T21">StateNotifier</text:span><text:span text:style-name="T16">&lt;</text:span><text:span text:style-name="T21">int</text:span><text:span text:style-name="T16">&gt; {<text:line-break/> <text:s/>Contador() : </text:span><text:span text:style-name="T17">super</text:span><text:span text:style-name="T16">(</text:span><text:span text:style-name="T18">0</text:span><text:span text:style-name="T16">);<text:line-break/> <text:s/></text:span><text:span text:style-name="T17">void</text:span><text:span text:style-name="T16"> incrementar() =&gt; state++;<text:line-break/>}</text:span></text:p>
          </table:table-cell>
        </table:table-row>
      </table:table>
      <text:p text:style-name="Standard"/>
      <text:p text:style-name="Standard">Uso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42"><text:span text:style-name="T17">class</text:span><text:span text:style-name="T16"> </text:span><text:span text:style-name="T21">Home</text:span><text:span text:style-name="T16"> </text:span><text:span text:style-name="T17">extends</text:span><text:span text:style-name="T16"> </text:span><text:span text:style-name="T21">ConsumerWidget</text:span><text:span text:style-name="T16"> {<text:line-break/> <text:s/></text:span><text:span text:style-name="T22">@override</text:span><text:span text:style-name="T16"><text:line-break/> <text:s/>Widget build(BuildContext context, WidgetRef ref) {<text:line-break/> <text:s text:c="3"/></text:span><text:span text:style-name="T17">final</text:span><text:span text:style-name="T16"> valor = ref.watch(contadorProvider);<text:line-break/><text:line-break/> <text:s text:c="3"/></text:span><text:span text:style-name="T17">return</text:span><text:span text:style-name="T16"> Scaffold(<text:line-break/> <text:s text:c="5"/>body: Center(child: Text(</text:span><text:span text:style-name="T19">"Contador: $valor"</text:span><text:span text:style-name="T16">)),<text:line-break/> <text:s text:c="5"/>floatingActionButton: FloatingActionButton(<text:line-break/> <text:s text:c="7"/>onPressed: () =&gt; ref.read(contadorProvider.notifier).incrementar(),<text:line-break/> <text:s text:c="7"/>child: Icon(Icons.add),<text:line-break/> <text:s text:c="5"/>),<text:line-break/> <text:s text:c="3"/>);<text:line-break/> <text:s/>}<text:line-break/>}</text:span></text:p>
          </table:table-cell>
        </table:table-row>
      </table:table>
      <text:p text:style-name="Standard"><text:span text:style-name="T9">🔹 4. Bloc (Business Logic Component)</text:span></text:p>
      <text:p text:style-name="Standard">Ideal para proyectos grandes con separación de lógica, UI y eventos.</text:p>
      <text:p text:style-name="Standard">Se basa en:</text:p>
      <text:list xml:id="list3326288601" text:style-name="WWNum9">
        <text:list-item>
          <text:p text:style-name="P41">Eventos (acciones del usuario)</text:p>
        </text:list-item>
        <text:list-item>
          <text:p text:style-name="P41">Estados (respuestas al cambio)</text:p>
        </text:list-item>
        <text:list-item>
          <text:p text:style-name="P41">Streams para manejar los cambios</text:p>
        </text:list-item>
      </text:list>
      <text:p text:style-name="Standard"/>
      <text:p text:style-name="Heading_20_1"><text:bookmark text:name="_eck7cgrl0ec5"/>8. Consumo de APIs REST en Flutter con http y modelos en Dart</text:p>
      <text:p text:style-name="Standard">🔷 Dependencia necesaria</text:p>
      <text:p text:style-name="Standard">Agrega el paquete http a tu pubspec.yaml:</text:p>
      <text:p text:style-name="Standard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42"><text:span text:style-name="T16">dependencies:<text:line-break/> <text:s/>http: </text:span><text:span text:style-name="T19">^0.13.6</text:span></text:p>
          </table:table-cell>
        </table:table-row>
      </table:table>
      <text:p text:style-name="Standard"/>
      <text:p text:style-name="Standard"><text:span text:style-name="T9">🔷 Hacer una petición GET</text:span>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42"><text:span text:style-name="T17">import</text:span><text:span text:style-name="T16"> </text:span><text:span text:style-name="T19">'dart:convert'</text:span><text:span text:style-name="T16">;<text:line-break/></text:span><text:span text:style-name="T17">import</text:span><text:span text:style-name="T16"> </text:span><text:span text:style-name="T19">'package:http/http.dart'</text:span><text:span text:style-name="T16"> </text:span><text:span text:style-name="T17">as</text:span><text:span text:style-name="T16"> http;<text:line-break/><text:line-break/>Future&lt;</text:span><text:span text:style-name="T17">void</text:span><text:span text:style-name="T16">&gt; obtenerDatos() </text:span><text:span text:style-name="T17">async</text:span><text:span text:style-name="T16"> {<text:line-break/> <text:s/></text:span><text:span text:style-name="T17">final</text:span><text:span text:style-name="T16"> url = </text:span><text:span text:style-name="T15">Uri</text:span><text:span text:style-name="T16">.parse(</text:span><text:span text:style-name="T19">'https://jsonplaceholder.typicode.com/posts'</text:span><text:span text:style-name="T16">);<text:line-break/> <text:s/></text:span><text:span text:style-name="T17">final</text:span><text:span text:style-name="T16"> respuesta = </text:span><text:span text:style-name="T17">await</text:span><text:span text:style-name="T16"> http.</text:span><text:span text:style-name="T17">get</text:span><text:span text:style-name="T16">(url);<text:line-break/><text:line-break/> <text:s/></text:span><text:span text:style-name="T17">if</text:span><text:span text:style-name="T16"> (respuesta.statusCode == </text:span><text:span text:style-name="T18">200</text:span><text:span text:style-name="T16">) {<text:line-break/> <text:s text:c="3"/></text:span><text:span text:style-name="T17">final</text:span><text:span text:style-name="T16"> datos = jsonDecode(respuesta.body);<text:line-break/> <text:s text:c="3"/></text:span><text:span text:style-name="T15">print</text:span><text:span text:style-name="T16">(datos);<text:line-break/> <text:s/>} </text:span><text:span text:style-name="T17">else</text:span><text:span text:style-name="T16"> {<text:line-break/> <text:s text:c="3"/></text:span><text:span text:style-name="T17">throw</text:span><text:span text:style-name="T16"> Exception(</text:span><text:span text:style-name="T19">'Error al cargar datos'</text:span><text:span text:style-name="T16">);<text:line-break/> <text:s/>}<text:line-break/>}</text:span></text:p>
          </table:table-cell>
        </table:table-row>
      </table:table>
      <text:p text:style-name="Standard"/>
      <text:p text:style-name="Standard"><text:span text:style-name="T9">🔷 Crear un modelo en Dart</text:span></text:p>
      <text:p text:style-name="Standard">Supongamos que recibimos una lista de posts con esta estructura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2"><text:span text:style-name="T16">{<text:line-break/> <text:s/>"userId": </text:span><text:span text:style-name="T18">1</text:span><text:span text:style-name="T16">,<text:line-break/> <text:s/>"id": </text:span><text:span text:style-name="T18">1</text:span><text:span text:style-name="T16">,<text:line-break/> <text:s/>"title": </text:span><text:span text:style-name="T19">"Título"</text:span><text:span text:style-name="T16">,<text:line-break/> <text:s/>"body": </text:span><text:span text:style-name="T19">"Contenido del post"</text:span><text:span text:style-name="T16"><text:line-break/>}</text:span></text:p>
          </table:table-cell>
        </table:table-row>
      </table:table>
      <text:p text:style-name="Standard"/>
      <text:p text:style-name="Standard">Creamos un modelo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42"><text:span text:style-name="T17">class</text:span><text:span text:style-name="T16"> </text:span><text:span text:style-name="T21">Post</text:span><text:span text:style-name="T16"> {<text:line-break/> <text:s/></text:span><text:span text:style-name="T17">final</text:span><text:span text:style-name="T16"> </text:span><text:span text:style-name="T15">int</text:span><text:span text:style-name="T16"> userId;<text:line-break/> <text:s/></text:span><text:span text:style-name="T17">final</text:span><text:span text:style-name="T16"> </text:span><text:span text:style-name="T15">int</text:span><text:span text:style-name="T16"> id;<text:line-break/> <text:s/></text:span><text:span text:style-name="T17">final</text:span><text:span text:style-name="T16"> </text:span><text:span text:style-name="T15">String</text:span><text:span text:style-name="T16"> title;<text:line-break/> <text:s/></text:span><text:span text:style-name="T17">final</text:span><text:span text:style-name="T16"> </text:span><text:span text:style-name="T15">String</text:span><text:span text:style-name="T16"> body;<text:line-break/><text:line-break/> <text:s/>Post({required </text:span><text:span text:style-name="T17">this</text:span><text:span text:style-name="T16">.userId, required </text:span><text:span text:style-name="T17">this</text:span><text:span text:style-name="T16">.id, required </text:span><text:span text:style-name="T17">this</text:span><text:span text:style-name="T16">.title, required </text:span><text:span text:style-name="T17">this</text:span><text:span text:style-name="T16">.body});<text:line-break/><text:line-break/> <text:s/></text:span><text:span text:style-name="T17">factory</text:span><text:span text:style-name="T16"> Post.fromJson(</text:span><text:span text:style-name="T15">Map</text:span><text:span text:style-name="T16">&lt;</text:span><text:span text:style-name="T15">String</text:span><text:span text:style-name="T16">, </text:span><text:span text:style-name="T17">dynamic</text:span><text:span text:style-name="T16">&gt; json) {<text:line-break/> <text:s text:c="3"/></text:span><text:span text:style-name="T17">return</text:span><text:span text:style-name="T16"> Post(<text:line-break/> <text:s text:c="5"/>userId: json[</text:span><text:span text:style-name="T19">'userId'</text:span><text:span text:style-name="T16">],<text:line-break/> <text:s text:c="5"/>id: json[</text:span><text:span text:style-name="T19">'id'</text:span><text:span text:style-name="T16">],<text:line-break/> <text:s text:c="5"/>title: json[</text:span><text:span text:style-name="T19">'title'</text:span><text:span text:style-name="T16">],<text:line-break/> <text:s text:c="5"/>body: json[</text:span><text:span text:style-name="T19">'body'</text:span><text:span text:style-name="T16"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🔷 Convertir respuesta en lista de objetos</text:span>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42"><text:span text:style-name="T16">Future&lt;</text:span><text:span text:style-name="T15">List</text:span><text:span text:style-name="T16">&lt;Post&gt;&gt; fetchPosts() </text:span><text:span text:style-name="T17">async</text:span><text:span text:style-name="T16"> {<text:line-break/> <text:s/></text:span><text:span text:style-name="T17">final</text:span><text:span text:style-name="T16"> url = </text:span><text:span text:style-name="T15">Uri</text:span><text:span text:style-name="T16">.parse(</text:span><text:span text:style-name="T19">'https://jsonplaceholder.typicode.com/posts'</text:span><text:span text:style-name="T16">);<text:line-break/> <text:s/></text:span><text:span text:style-name="T17">final</text:span><text:span text:style-name="T16"> response = </text:span><text:span text:style-name="T17">await</text:span><text:span text:style-name="T16"> http.</text:span><text:span text:style-name="T17">get</text:span><text:span text:style-name="T16">(url);<text:line-break/><text:line-break/> <text:s/></text:span><text:span text:style-name="T17">if</text:span><text:span text:style-name="T16"> (response.statusCode == </text:span><text:span text:style-name="T18">200</text:span><text:span text:style-name="T16">) {<text:line-break/> <text:s text:c="3"/></text:span><text:span text:style-name="T17">final</text:span><text:span text:style-name="T16"> </text:span><text:span text:style-name="T15">List</text:span><text:span text:style-name="T16">&lt;</text:span><text:span text:style-name="T17">dynamic</text:span><text:span text:style-name="T16">&gt; lista = jsonDecode(response.body);<text:line-break/> <text:s text:c="3"/></text:span><text:span text:style-name="T17">return</text:span><text:span text:style-name="T16"> lista.map((json) =&gt; Post.fromJson(json)).toList();<text:line-break/> <text:s/>} </text:span><text:span text:style-name="T17">else</text:span><text:span text:style-name="T16"> {<text:line-break/> <text:s text:c="3"/></text:span><text:span text:style-name="T17">throw</text:span><text:span text:style-name="T16"> Exception(</text:span><text:span text:style-name="T19">'Error al obtener posts'</text:span><text:span text:style-name="T16">);<text:line-break/> <text:s/>}<text:line-break/>}</text:span></text:p>
          </table:table-cell>
        </table:table-row>
      </table:table>
      <text:p text:style-name="Standard"/>
      <text:p text:style-name="Standard"><text:span text:style-name="T9">🔷 Mostrar datos en un ListView</text:span>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42"><text:span text:style-name="T17">class</text:span><text:span text:style-name="T16"> </text:span><text:span text:style-name="T21">PostPage</text:span><text:span text:style-name="T16"> </text:span><text:span text:style-name="T17">extends</text:span><text:span text:style-name="T16"> </text:span><text:span text:style-name="T21">StatefulWidget</text:span><text:span text:style-name="T16"> {<text:line-break/> <text:s/></text:span><text:span text:style-name="T22">@override</text:span><text:span text:style-name="T16"><text:line-break/> <text:s/>_PostPageState createState() =&gt; _PostPageState();<text:line-break/>}<text:line-break/><text:line-break/></text:span><text:span text:style-name="T17">class</text:span><text:span text:style-name="T16"> </text:span><text:span text:style-name="T21">_PostPageState</text:span><text:span text:style-name="T16"> </text:span><text:span text:style-name="T17">extends</text:span><text:span text:style-name="T16"> </text:span><text:span text:style-name="T21">State</text:span><text:span text:style-name="T16">&lt;</text:span><text:span text:style-name="T21">PostPage</text:span><text:span text:style-name="T16">&gt; {<text:line-break/> <text:s/>late Future&lt;</text:span><text:span text:style-name="T15">List</text:span><text:span text:style-name="T16">&lt;Post&gt;&gt; _futurePosts;<text:line-break/><text:line-break/> <text:s/></text:span><text:span text:style-name="T22">@override</text:span><text:span text:style-name="T16"><text:line-break/> <text:s/></text:span><text:span text:style-name="T17">void</text:span><text:span text:style-name="T16"> initState() {<text:line-break/> <text:s text:c="3"/></text:span><text:span text:style-name="T17">super</text:span><text:span text:style-name="T16">.initState();<text:line-break/> <text:s text:c="3"/>_futurePosts = fetchPosts();<text:line-break/> <text:s/>}<text:line-break/><text:line-break/> <text:s/></text:span><text:span text:style-name="T22">@override</text:span><text:span text:style-name="T16"><text:line-break/> <text:s/>Widget build(BuildContext context) {<text:line-break/> <text:s text:c="3"/></text:span><text:span text:style-name="T17">return</text:span><text:span text:style-name="T16"> Scaffold(<text:line-break/> <text:s text:c="5"/>appBar: AppBar(title: Text(</text:span><text:span text:style-name="T19">"Posts"</text:span><text:span text:style-name="T16">)),<text:line-break/> <text:s text:c="5"/>body: FutureBuilder&lt;</text:span><text:span text:style-name="T15">List</text:span><text:span text:style-name="T16">&lt;Post&gt;&gt;(<text:line-break/> <text:s text:c="7"/>future: _futurePosts,<text:line-break/> <text:s text:c="7"/>builder: (context, snapshot) {<text:line-break/> <text:s text:c="9"/></text:span><text:span text:style-name="T17">if</text:span><text:span text:style-name="T16"> (snapshot.connectionState == ConnectionState.waiting)<text:line-break/> <text:s text:c="11"/></text:span><text:span text:style-name="T17">return</text:span><text:span text:style-name="T16"> Center(child: CircularProgressIndicator());<text:line-break/><text:line-break/> <text:s text:c="9"/></text:span><text:span text:style-name="T17">if</text:span><text:span text:style-name="T16"> (snapshot.hasError)<text:line-break/> <text:s text:c="11"/></text:span><text:span text:style-name="T17">return</text:span><text:span text:style-name="T16"> Center(child: Text(</text:span><text:span text:style-name="T19">"Error: </text:span><text:span text:style-name="T16">${snapshot.error}</text:span><text:span text:style-name="T19">"</text:span><text:span text:style-name="T16">));<text:line-break/><text:line-break/> <text:s text:c="9"/></text:span><text:span text:style-name="T17">final</text:span><text:span text:style-name="T16"> posts = snapshot.data!;<text:line-break/> <text:s text:c="9"/></text:span><text:span text:style-name="T17">return</text:span><text:span text:style-name="T16"> ListView.builder(<text:line-break/> <text:s text:c="11"/>itemCount: posts.length,<text:line-break/> <text:s text:c="11"/>itemBuilder: (context, index) {<text:line-break/> <text:s text:c="13"/></text:span><text:span text:style-name="T17">final</text:span><text:span text:style-name="T16"> post = posts[index];<text:line-break/> <text:s text:c="13"/></text:span><text:span text:style-name="T17">return</text:span><text:span text:style-name="T16"> ListTile(<text:line-break/> <text:s text:c="15"/>title: Text(post.title),<text:line-break/> <text:s text:c="15"/>subtitle: Text(post.body),<text:line-break/> <text:s text:c="13"/>);<text:line-break/> <text:s text:c="11"/>},<text:line-break/> <text:s text:c="9"/>);<text:line-break/> <text:s text:c="7"/>}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36" style:display-name="ListLabel 13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2. Introducción a Flutter y a Dart</text:span></text:p>
      </style:header>
      <style:footer>
        <text:p text:style-name="MP4"><text:span text:style-name="MT1">CFGS DAM<text:tab/><text:tab/>Unidad 02 - Pá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1" meta:image-count="4" meta:object-count="0" meta:page-count="5" meta:paragraph-count="233" meta:word-count="2262" meta:character-count="17323" meta:non-whitespace-character-count="14195"/>
    <meta:generator>LibreOfficeDev/6.0.5.2$Linux_X86_64 LibreOffice_project/</meta:generator>
  </office:meta>
</office:document-meta>
</file>